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4.067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96cm"/>
    </style:style>
    <style:style style:name="co5" style:family="table-column">
      <style:table-column-properties fo:break-before="auto" style:column-width="6.904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22.67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768cm"/>
    </style:style>
    <style:style style:name="co10" style:family="table-column">
      <style:table-column-properties fo:break-before="auto" style:column-width="7.068cm"/>
    </style:style>
    <style:style style:name="co11" style:family="table-column">
      <style:table-column-properties fo:break-before="auto" style:column-width="7.8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838cm" fo:break-before="auto" style:use-optimal-row-height="true"/>
    </style:style>
    <style:style style:name="ro5" style:family="table-row">
      <style:table-row-properties style:row-height="6.02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6.197cm" fo:break-before="auto" style:use-optimal-row-height="true"/>
    </style:style>
    <style:style style:name="ro8" style:family="table-row">
      <style:table-row-properties style:row-height="0.543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ff8000" fo:border="0.74pt solid #000000"/>
    </style:style>
    <style:style style:name="ce5" style:family="table-cell" style:parent-style-name="Default">
      <style:table-cell-properties fo:background-color="#ff0000" fo:border="0.74pt solid #000000"/>
    </style:style>
    <style:style style:name="ce2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55308d" fo:border="0.74pt solid #000000"/>
    </style:style>
    <style:style style:name="ce2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158466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fo:border="0.74pt solid #000000"/>
    </style:style>
    <style:style style:name="ce27" style:family="table-cell" style:parent-style-name="Default">
      <style:table-cell-properties fo:background-color="#158466" fo:border="0.74pt solid #000000"/>
    </style:style>
    <style:style style:name="ce10" style:family="table-cell" style:parent-style-name="Default">
      <style:table-cell-properties fo:border="0.74pt solid #000000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74pt solid #000000"/>
      <style:text-properties fo:font-size="20pt" style:font-size-asian="20pt" style:font-size-complex="20pt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>
        <loext:char-complex-color loext:theme-type="hyperlink" loext:color-type="theme"/>
      </style:text-properties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transparent" fo:border="0.74pt solid #000000"/>
      <style:text-properties fo:color="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Powertrain and Electronics</text:p>
          </table:table-cell>
          <table:covered-table-cell table:style-name="ce28"/>
          <table:covered-table-cell table:number-columns-repeated="9"/>
        </table:table-row>
        <table:table-row table:style-name="ro2">
          <table:table-cell table:style-name="ce8" office:value-type="string" calcext:value-type="string">
            <text:p>Ranking</text:p>
          </table:table-cell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Motor Wheel</text:p>
          </table:table-cell>
          <table:covered-table-cell table:number-columns-repeated="10" table:style-name="ce8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urnigy Multistar 4225-610Kv 16Pole Multi-Rotor Outru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hobbyking.com/en_us/turnigy-multistar-4225-610kv-16pole-multi-rotor-outrunner.html" xlink:type="simple">HobbyKing </text:a></text:p>
          </table:table-cell>
          <table:table-cell office:value-type="float" office:value="9392000008" calcext:value-type="float">
            <text:p>9392000008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[.C4]*[.H4]" office:value-type="float" office:value="1188" calcext:value-type="float">
            <text:p>1188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Wheel BLDC</text:p>
            <text:p>Small form factor + low weight 86g </text:p>
            <text:p>Balanced RPM/V (610kV): Good tradeoff between speed and torque  </text:p>
            <text:p>It provides good torque at low speeds which is needed for fast acceleration  </text:p>
            <text:p>16 poles, which gives pretty good control 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/>T-Motor MT2814 400 kv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rcflight.se/visaprodukt.aspx?id=2951&amp;p=t-motor-mt2814-400-kv" xlink:type="simple">RCflight</text:a></text:p>
          </table:table-cell>
          <table:table-cell office:value-type="string" calcext:value-type="string">
            <text:p><text:s/>MT2814-400KV</text:p>
          </table:table-cell>
          <table:table-cell office:value-type="string" calcext:value-type="string">
            <text:p><text:a xlink:href="https://uav-en.tmotor.com/" xlink:type="simple">Tiger motors</text:a></text:p>
          </table:table-cell>
          <table:table-cell/>
          <table:table-cell office:value-type="float" office:value="215.4" calcext:value-type="float">
            <text:p>215,4</text:p>
          </table:table-cell>
          <table:table-cell table:formula="of:=[.C5]*[.H5]" office:value-type="float" office:value="861.6" calcext:value-type="float">
            <text:p>861,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BLDC, last batch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Surpass Hobby Rocket 4114 400KV Quad Motor B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elefun.se/p/prod.aspx?v=54896" xlink:type="simple">elefun</text:a></text:p>
          </table:table-cell>
          <table:table-cell office:value-type="float" office:value="54896" calcext:value-type="float">
            <text:p>54896</text:p>
          </table:table-cell>
          <table:table-cell table:number-columns-repeated="2"/>
          <table:table-cell table:style-name="ce16" office:value-type="float" office:value="268.8" calcext:value-type="float">
            <text:p>268,8</text:p>
          </table:table-cell>
          <table:table-cell table:formula="of:=[.C6]*[.H6]" office:value-type="float" office:value="1075.2" calcext:value-type="float">
            <text:p>1075,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BLDC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Motor Dribbler</text:p>
          </table:table-cell>
          <table:covered-table-cell table:number-columns-repeated="6"/>
          <table:covered-table-cell table:style-name="ce16"/>
          <table:covered-table-cell table:number-columns-repeated="3"/>
        </table:table-row>
        <table:table-row table:style-name="ro2">
          <table:table-cell table:style-name="ce3"/>
          <table:table-cell office:value-type="string" calcext:value-type="string">
            <text:p><text:s/>Hobbywing FPV XRotor 3110 900KV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lefun.se/p/prod.aspx?v=65193" xlink:type="simple">Elefun</text:a></text:p>
          </table:table-cell>
          <table:table-cell office:value-type="float" office:value="65193" calcext:value-type="float">
            <text:p>65193</text:p>
          </table:table-cell>
          <table:table-cell office:value-type="string" calcext:value-type="string">
            <text:p><text:a xlink:href="https://www.hobbywing.com/" xlink:type="simple">Hobbywing</text:a></text:p>
          </table:table-cell>
          <table:table-cell office:value-type="string" calcext:value-type="string">
            <text:p>HW30418005</text:p>
          </table:table-cell>
          <table:table-cell office:value-type="float" office:value="175.2" calcext:value-type="float">
            <text:p>175,2</text:p>
          </table:table-cell>
          <table:table-cell table:formula="of:=[.C8]*[.H8]" office:value-type="float" office:value="175.2" calcext:value-type="float">
            <text:p>175,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LDC motor for the dribbler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Motor Driver</text:p>
          </table:table-cell>
          <table:covered-table-cell table:number-columns-repeated="6"/>
          <table:covered-table-cell table:style-name="ce16"/>
          <table:covered-table-cell table:number-columns-repeated="3"/>
        </table:table-row>
        <table:table-row table:style-name="ro5"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etus 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mjbots.com/products/moteus-r4-11" xlink:type="simple">Mjbots</text:a></text:p>
          </table:table-cell>
          <table:table-cell table:number-columns-repeated="3"/>
          <table:table-cell table:style-name="ce16" office:value-type="float" office:value="807" calcext:value-type="float">
            <text:p>807</text:p>
          </table:table-cell>
          <table:table-cell table:formula="of:=[.C10]*[.H10]" office:value-type="float" office:value="3228" calcext:value-type="float">
            <text:p>3228</text:p>
          </table:table-cell>
          <table:table-cell/>
          <table:table-cell table:style-name="ce9" office:value-type="string" calcext:value-type="string">
            <text:p>Field-Oriented Control (FOC): A method to control the torque and speed of the BLDC motor. ​      </text:p>
            <text:p>It uses current sensors on each phase of the motor to measure the actual current flowing through the windings.​      </text:p>
            <text:p>Park-Clarke Transformations: The measured current is converted from the motors three-phase system into a two-axis system (d/q).​      </text:p>
            <text:p>Separate PID controllers regulate the d-axis and q-axis. </text:p>
            <text:p>The d-axis controls the flux, while the q-axis controls the torque.​      </text:p>
            <text:p>The output of the controller is transformed back into three phase voltages and sent to the motor windings.</text:p>
          </table:table-cell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erostar 30A RVS G2 32bit E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hobbyking.com/en_us/aerostar-30a-rvs-g2-32bit-2-4s-electronic-speed-controller-w-reverse-function-4a-5-6v-sbec.html" xlink:type="simple">HobbyKing</text:a></text:p>
          </table:table-cell>
          <table:table-cell office:value-type="string" calcext:value-type="string">
            <text:p>9164000049-0</text:p>
          </table:table-cell>
          <table:table-cell table:number-columns-repeated="2"/>
          <table:table-cell office:value-type="float" office:value="147.2" calcext:value-type="float">
            <text:p>147,2</text:p>
          </table:table-cell>
          <table:table-cell table:formula="of:=[.C11]*[.H11]" office:value-type="float" office:value="736" calcext:value-type="float">
            <text:p>736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Electronics Speed Controller</text:p>
            <text:p>Reverse control </text:p>
            <text:p>Compact design </text:p>
            <text:p>Overvoltage prot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Turnigy Plush-32 30A (2~4S) Brushless Speed Controller w/BEC (Rev1.1.0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hobbyking.com/en_us/turnigy-plush-32-30a-2-4s-brushless-speed-controller-w-bec-rev1-1-0.html" xlink:type="simple">HobbyKing</text:a></text:p>
          </table:table-cell>
          <table:table-cell office:value-type="string" calcext:value-type="string">
            <text:p>9351000124-0</text:p>
          </table:table-cell>
          <table:table-cell table:number-columns-repeated="2"/>
          <table:table-cell office:value-type="float" office:value="154.808" calcext:value-type="float">
            <text:p>154,808</text:p>
          </table:table-cell>
          <table:table-cell table:formula="of:=[.H12]*[.C12]" office:value-type="float" office:value="619.232" calcext:value-type="float">
            <text:p>619,23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Electronics Speed Controller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Microcontroller</text:p>
          </table:table-cell>
          <table:covered-table-cell table:number-columns-repeated="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SP32-WROVER-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Rakstore-ESP32-DevKitC-VIE-ESP32-WROVER-IE-Development-Bluetooth/dp/B09BM2D6HJ" xlink:type="simple">Amazon</text:a></text:p>
          </table:table-cell>
          <table:table-cell table:number-columns-repeated="3"/>
          <table:table-cell office:value-type="float" office:value="203.2" calcext:value-type="float">
            <text:p>203,2</text:p>
          </table:table-cell>
          <table:table-cell table:formula="of:=[.C14]*[.H14]" office:value-type="float" office:value="203.2" calcext:value-type="float">
            <text:p>203,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Microcontroller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Battery</text:p>
          </table:table-cell>
          <table:covered-table-cell table:number-columns-repeated="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<text:s/>6s 1300mAh -120C - GNB HV XT6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lefun.se/p/prod.aspx?v=63197" xlink:type="simple">Elefun</text:a></text:p>
          </table:table-cell>
          <table:table-cell office:value-type="float" office:value="63197" calcext:value-type="float">
            <text:p>63197</text:p>
          </table:table-cell>
          <table:table-cell office:value-type="string" calcext:value-type="string">
            <text:p><text:a xlink:href="http://www.gaonengbattery.com/" xlink:type="simple">GNB</text:a></text:p>
          </table:table-cell>
          <table:table-cell office:value-type="string" calcext:value-type="string">
            <text:p>GNB13006S120AHV</text:p>
          </table:table-cell>
          <table:table-cell office:value-type="float" office:value="351.2" calcext:value-type="float">
            <text:p>351,2</text:p>
          </table:table-cell>
          <table:table-cell table:formula="of:=[.C16]*[.H16]" office:value-type="float" office:value="351.2" calcext:value-type="float">
            <text:p>351,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attery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attu R-Line Version 4.0 1300mAh 22.2V 130C 6S1P Lipo Battery Pack with XT60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roneit.se/product/tattu-r-line-version-4-0-1300mah-22-2v-130c-6s1p-lipo-battery-pack-with-xt60-plug/" xlink:type="simple">Droneit</text:a></text:p>
          </table:table-cell>
          <table:table-cell office:value-type="float" office:value="433122" calcext:value-type="float">
            <text:p>433122</text:p>
          </table:table-cell>
          <table:table-cell table:number-columns-repeated="2"/>
          <table:table-cell office:value-type="float" office:value="359.2" calcext:value-type="float">
            <text:p>359,2</text:p>
          </table:table-cell>
          <table:table-cell table:formula="of:=[.C17]*[.H17]" office:value-type="float" office:value="359.2" calcext:value-type="float">
            <text:p>359,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attery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Solenoid control electronics</text:p>
          </table:table-cell>
          <table:covered-table-cell table:number-columns-repeated="10" table:style-name="ce2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LT3750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se/en/products/detail/analog-devices-inc/LT3750AEMS-PBF/14683705" xlink:type="simple">Digikey</text:a></text:p>
          </table:table-cell>
          <table:table-cell office:value-type="string" calcext:value-type="string">
            <text:p>LT3750AEMS#PBF </text:p>
          </table:table-cell>
          <table:table-cell office:value-type="string" calcext:value-type="string">
            <text:p><text:a xlink:href="https://www.digikey.se/sv/supplier-centers/analog-devices" xlink:type="simple">Analog-devices</text:a></text:p>
          </table:table-cell>
          <table:table-cell office:value-type="string" calcext:value-type="string">
            <text:p>LT3750EMS#TRPBF</text:p>
          </table:table-cell>
          <table:table-cell office:value-type="float" office:value="146.925" calcext:value-type="float">
            <text:p>146,925</text:p>
          </table:table-cell>
          <table:table-cell table:formula="of:=[.C19]*[.H19]" office:value-type="float" office:value="146.925" calcext:value-type="float">
            <text:p>146,925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Capacitor charging controller for kicker</text:p>
            <text:p>Charges Any Size Capacitor      </text:p>
            <text:p>Easily Adjustable Output Voltage      </text:p>
            <text:p>Drives High Current NMOS FETs      </text:p>
            <text:p>Primary-Side Sense—No Output Voltage Divider Necessary      </text:p>
            <text:p>Wide Input Range: 3V to 24V      </text:p>
            <text:p>Drives Gate to VCC – 2V      </text:p>
            <text:p>Available in 10-Lead MS Package      </text:p>
            <text:p>Emergency Warning Beacons      </text:p>
            <text:p>Professional Photoflash Systems      </text:p>
            <text:p>Security/Inventory Control Systems      </text:p>
            <text:p>High Voltage Power Supply      </text:p>
            <text:p>Electric Fences      </text:p>
            <text:p>Detonators </text:p>
          </table:table-cell>
        </table:table-row>
        <table:table-row table:style-name="ro2">
          <table:table-cell table:style-name="ce6"/>
          <table:table-cell office:value-type="string" calcext:value-type="string">
            <text:p>Voltage regulators</text:p>
          </table:table-cell>
          <table:table-cell table:number-columns-repeated="6"/>
          <table:table-cell table:formula="of:=[.C20]*[.H20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Capacitors</text:p>
          </table:table-cell>
          <table:table-cell table:number-columns-repeated="6"/>
          <table:table-cell table:formula="of:=[.C21]*[.H21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Conncectors and wiring</text:p>
          </table:table-cell>
          <table:table-cell table:number-columns-repeated="6"/>
          <table:table-cell table:formula="of:=[.C22]*[.H22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Kicker/dribbler power system</text:p>
          </table:table-cell>
          <table:table-cell table:number-columns-repeated="6"/>
          <table:table-cell table:formula="of:=[.C23]*[.H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"/>
          <table:table-cell office:value-type="string" calcext:value-type="string">
            <text:p>Power Distribution Board or custom wiring solution</text:p>
          </table:table-cell>
          <table:table-cell table:number-columns-repeated="6"/>
          <table:table-cell table:formula="of:=[.C24]*[.H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1" table:number-rows-spanned="1">
            <text:p>Sensors</text:p>
          </table:table-cell>
          <table:covered-table-cell table:number-columns-repeated="10"/>
        </table:table-row>
        <table:table-row table:style-name="ro2">
          <table:table-cell table:style-name="ce8" office:value-type="string" calcext:value-type="string">
            <text:p>Ranking</text:p>
          </table:table-cell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Encoders</text:p>
          </table:table-cell>
          <table:covered-table-cell table:number-columns-repeated="10" table:style-name="ce8"/>
        </table:table-row>
        <table:table-row table:style-name="ro8">
          <table:table-cell table:style-name="ce3"/>
          <table:table-cell office:value-type="string" calcext:value-type="string">
            <text:p>iC-PX2604 + PX01S 26-3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<text:a xlink:href="https://www.symmetryelectronics.com/products/ic-haus/ic-px2604odfn8-3x3/" xlink:type="simple">Symmetry Electronics</text:a></text:p>
          </table:table-cell>
          <table:table-cell table:style-name="ce14"/>
          <table:table-cell table:style-name="ce13" office:value-type="string" calcext:value-type="string">
            <text:p><text:a xlink:href="https://www.ichaus.de/product/ic-px-series/#documents" xlink:type="simple">iC-Haus</text:a></text:p>
          </table:table-cell>
          <table:table-cell office:value-type="string" calcext:value-type="string">
            <text:p>IC-PX2604ODFN8-3X3</text:p>
          </table:table-cell>
          <table:table-cell office:value-type="float" office:value="224.4" calcext:value-type="float">
            <text:p>224,4</text:p>
          </table:table-cell>
          <table:table-cell table:formula="of:=[.C28]*[.H28]" office:value-type="float" office:value="897.6" calcext:value-type="float">
            <text:p>897,6</text:p>
          </table:table-cell>
          <table:table-cell/>
          <table:table-cell office:value-type="string" calcext:value-type="string">
            <text:p>Wheel encoder</text:p>
          </table:table-cell>
        </table:table-row>
        <table:table-row table:style-name="ro2">
          <table:table-cell table:style-name="ce4"/>
          <table:table-cell office:value-type="string" calcext:value-type="string">
            <text:p>AMT102-0512-I5000-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ouser.se/ProductDetail/Same-Sky/AMT102-0512-I5000-S?qs=gTYE2QTfZfSxiIvKD%252BmReg%3D%3D" xlink:type="simple">Mouser</text:a></text:p>
          </table:table-cell>
          <table:table-cell office:value-type="string" calcext:value-type="string">
            <text:p><text:s/>490-AMT1020512I5000S </text:p>
          </table:table-cell>
          <table:table-cell office:value-type="string" calcext:value-type="string">
            <text:p><text:a xlink:href="https://www.sameskydevices.com/" xlink:type="simple">Same sky</text:a></text:p>
          </table:table-cell>
          <table:table-cell office:value-type="string" calcext:value-type="string">
            <text:p><text:s/>AMT102-0512-I5000-S </text:p>
          </table:table-cell>
          <table:table-cell office:value-type="float" office:value="198.352" calcext:value-type="float">
            <text:p>198,352</text:p>
          </table:table-cell>
          <table:table-cell table:formula="of:=[.C29]*[.H29]" office:value-type="float" office:value="793.408" calcext:value-type="float">
            <text:p>793,4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encoder</text:p>
          </table:table-cell>
        </table:table-row>
        <table:table-row table:style-name="ro2">
          <table:table-cell table:style-name="ce5"/>
          <table:table-cell office:value-type="string" calcext:value-type="string">
            <text:p>BROADCOM AEDB-9140-A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uk.farnell.com/broadcom-limited/aedb-9140-a13/encoder-3channel-500cpr-8mm/dp/1161087" xlink:type="simple">Farnell</text:a></text:p>
          </table:table-cell>
          <table:table-cell/>
          <table:table-cell office:value-type="string" calcext:value-type="string">
            <text:p><text:a xlink:href="https://uk.farnell.com/b/broadcom" xlink:type="simple">BROADCOM</text:a></text:p>
          </table:table-cell>
          <table:table-cell office:value-type="string" calcext:value-type="string">
            <text:p>AEDB-9140-A13</text:p>
          </table:table-cell>
          <table:table-cell office:value-type="float" office:value="309" calcext:value-type="float">
            <text:p>309</text:p>
          </table:table-cell>
          <table:table-cell table:formula="of:=[.C30]*[.H30]" office:value-type="float" office:value="7416" calcext:value-type="float">
            <text:p>7416</text:p>
          </table:table-cell>
          <table:table-cell office:value-type="string" calcext:value-type="string">
            <text:p>Stock arriving week commencing 30/10/24</text:p>
          </table:table-cell>
          <table:table-cell office:value-type="string" calcext:value-type="string">
            <text:p>Wheel encoder, Quotation for 309 á excluding tax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IMU</text:p>
          </table:table-cell>
          <table:covered-table-cell table:number-columns-repeated="10" table:style-name="ce27"/>
        </table:table-row>
        <table:table-row table:style-name="ro2">
          <table:table-cell table:style-name="ce3"/>
          <table:table-cell office:value-type="string" calcext:value-type="string">
            <text:p>WSEN-ISDS 6 Axis IM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we-online.com/en/components/products/WSEN-ISDS" xlink:type="simple">Würth Electronik</text:a></text:p>
          </table:table-cell>
          <table:table-cell/>
          <table:table-cell office:value-type="string" calcext:value-type="string">
            <text:p><text:a xlink:href="https://www.we-online.com/en" xlink:type="simple">Würth Elektronik</text:a></text:p>
          </table:table-cell>
          <table:table-cell office:value-type="float" office:value="2536030320001" calcext:value-type="float">
            <text:p>2536030320001</text:p>
          </table:table-cell>
          <table:table-cell office:value-type="float" office:value="0" calcext:value-type="float">
            <text:p>0</text:p>
          </table:table-cell>
          <table:table-cell table:formula="of:=[.C32]*[.H32]" office:value-type="float" office:value="0" calcext:value-type="float">
            <text:p>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IMU, Sponsored by W/E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Distance Sensors</text:p>
          </table:table-cell>
          <table:covered-table-cell table:number-columns-repeated="10"/>
        </table:table-row>
        <table:table-row table:style-name="ro2">
          <table:table-cell table:style-name="ce3"/>
          <table:table-cell office:value-type="string" calcext:value-type="string">
            <text:p>OPT8241N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se/ProductDetail/Texas-Instruments/OPT8241NBN?qs=cGEy3R83DS%2FxFMUAL%252BoBvw%3D%3D" xlink:type="simple">Mouser</text:a></text:p>
          </table:table-cell>
          <table:table-cell office:value-type="string" calcext:value-type="string">
            <text:p><text:s/>595-OPT8241NBN </text:p>
          </table:table-cell>
          <table:table-cell office:value-type="string" calcext:value-type="string">
            <text:p><text:a xlink:href="https://www.mouser.se/manufacturer/texas-instruments/" xlink:type="simple">Texas Instruments</text:a></text:p>
          </table:table-cell>
          <table:table-cell office:value-type="string" calcext:value-type="string">
            <text:p>OPT8241NBN </text:p>
          </table:table-cell>
          <table:table-cell office:value-type="float" office:value="605.13" calcext:value-type="float">
            <text:p>605,13</text:p>
          </table:table-cell>
          <table:table-cell table:formula="of:=[.C34]*[.H34]" office:value-type="float" office:value="605.13" calcext:value-type="float">
            <text:p>605,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rake beam, Distance sensor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3D CAD and Mechanical</text:p>
          </table:table-cell>
          <table:covered-table-cell table:style-name="ce28"/>
          <table:covered-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table:style-name="ce6"/>
          <table:table-cell office:value-type="string" calcext:value-type="string">
            <text:p>Rings for the omniwheels</text:p>
          </table:table-cell>
          <table:table-cell table:number-columns-repeated="9"/>
        </table:table-row>
        <table:table-row table:style-name="ro2">
          <table:table-cell table:style-name="ce6"/>
          <table:table-cell office:value-type="string" calcext:value-type="string">
            <text:p>Motor Mounts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Kicker/Dribbler Mechanism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Roller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Fasterners</text:p>
          </table:table-cell>
          <table:table-cell table:number-columns-repeated="8"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Bearings</text:p>
          </table:table-cell>
          <table:table-cell table:number-columns-repeated="8"/>
          <table:table-cell office:value-type="string" calcext:value-type="string">
            <text:p>Scavenge 326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Actuators</text:p>
          </table:table-cell>
          <table:covered-table-cell table:style-name="ce28"/>
          <table:covered-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Solenoid</text:p>
          </table:table-cell>
          <table:covered-table-cell table:number-columns-repeated="10" table:style-name="ce25"/>
        </table:table-row>
        <table:table-row table:style-name="ro2">
          <table:table-cell table:style-name="ce3"/>
          <table:table-cell office:value-type="string" calcext:value-type="string">
            <text:p>LEDEX 195207-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uk.farnell.com/ledex/195207-228/solenoid-tubular-10w-25-91x52/dp/3996096" xlink:type="simple">Farnell</text:a></text:p>
          </table:table-cell>
          <table:table-cell/>
          <table:table-cell office:value-type="string" calcext:value-type="string">
            <text:p><text:a xlink:href="https://uk.farnell.com/b/ledex" xlink:type="simple">LEDEX</text:a></text:p>
          </table:table-cell>
          <table:table-cell office:value-type="string" calcext:value-type="string">
            <text:p>195207-228</text:p>
          </table:table-cell>
          <table:table-cell office:value-type="float" office:value="262.83" calcext:value-type="float">
            <text:p>262,83</text:p>
          </table:table-cell>
          <table:table-cell table:formula="of:=[.C46]*[.H46]" office:value-type="float" office:value="1576.98" calcext:value-type="float">
            <text:p>1576,9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as kindly sponsored by Henrik</text:p>
          </table:table-cell>
        </table:table-row>
        <table:table-row table:style-name="ro2">
          <table:table-cell table:style-name="ce4"/>
          <table:table-cell table:style-name="ce9" office:value-type="string" calcext:value-type="string">
            <text:p>AS-PL SS0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utodoc.se/as-pl/12111476" xlink:type="simple">Autodoc</text:a></text:p>
          </table:table-cell>
          <table:table-cell office:value-type="float" office:value="5901259432770" calcext:value-type="float">
            <text:p>5901259432770</text:p>
          </table:table-cell>
          <table:table-cell office:value-type="string" calcext:value-type="string">
            <text:p><text:a xlink:href="https://as-pl.com/en/main" xlink:type="simple">AS-PL</text:a></text:p>
          </table:table-cell>
          <table:table-cell office:value-type="string" calcext:value-type="string">
            <text:p>SS0017</text:p>
          </table:table-cell>
          <table:table-cell office:value-type="float" office:value="237" calcext:value-type="float">
            <text:p>237</text:p>
          </table:table-cell>
          <table:table-cell table:formula="of:=[.C47]*[.H47]" office:value-type="float" office:value="237" calcext:value-type="float">
            <text:p>237</text:p>
          </table:table-cell>
          <table:table-cell office:value-type="string" calcext:value-type="string">
            <text:p>In stock</text:p>
          </table:table-cell>
          <table:table-cell/>
        </table:table-row>
        <table:table-row table:style-name="ro2" table:number-rows-repeated="3">
          <table:table-cell/>
          <table:table-cell table:style-name="Default" table:number-columns-repeated="10"/>
        </table:table-row>
        <table:table-row table:style-name="ro9">
          <table:table-cell/>
          <table:table-cell table:style-name="ce10" office:value-type="string" calcext:value-type="string">
            <text:p>Estimated price:</text:p>
          </table:table-cell>
          <table:table-cell table:style-name="ce12" table:formula="of:=SUM([.I4];[.I11];[.I16];[.I19];[.I28];[.I34];[.I8])" office:value-type="float" office:value="4100.055" calcext:value-type="float">
            <text:p>4100,055</text:p>
          </table:table-cell>
          <table:table-cell table:style-name="Default"/>
          <table:table-cell table:style-name="ce28" office:value-type="string" calcext:value-type="string" table:number-columns-spanned="2" table:number-rows-spanned="1">
            <text:p>Legend</text:p>
          </table:table-cell>
          <table:covered-table-cell/>
          <table:table-cell table:style-name="ce15" office:value-type="string" calcext:value-type="string">
            <text:p>Comments</text:p>
          </table:table-cell>
          <table:table-cell table:style-name="Default" table:number-columns-repeated="4"/>
        </table:table-row>
        <table:table-row table:style-name="ro3">
          <table:table-cell/>
          <table:table-cell table:style-name="ce11" office:value-type="string" calcext:value-type="string">
            <text:p>Components not accounted for</text:p>
          </table:table-cell>
          <table:table-cell table:style-name="Default" table:number-columns-repeated="2"/>
          <table:table-cell office:value-type="string" calcext:value-type="string">
            <text:p>1<text:span text:style-name="T1">st</text:span> choice</text:p>
          </table:table-cell>
          <table:table-cell table:style-name="ce3"/>
          <table:table-cell office:value-type="string" calcext:value-type="string">
            <text:p>All prices are in SEK (Swedish krona)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Capacitors for kicker</text:p>
          </table:table-cell>
          <table:table-cell table:style-name="Default" table:number-columns-repeated="2"/>
          <table:table-cell office:value-type="string" calcext:value-type="string">
            <text:p>2<text:span text:style-name="T1">nd</text:span> choice</text:p>
          </table:table-cell>
          <table:table-cell table:style-name="ce4"/>
          <table:table-cell office:value-type="string" calcext:value-type="string">
            <text:p>We will not be able to test the SMD sensors, we will need a circuit for that first. Alternatively find a THT component replacement for developing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Solenoid</text:p>
          </table:table-cell>
          <table:table-cell table:style-name="Default" table:number-columns-repeated="2"/>
          <table:table-cell office:value-type="string" calcext:value-type="string">
            <text:p>3<text:span text:style-name="T1">rd</text:span> choice</text:p>
          </table:table-cell>
          <table:table-cell table:style-name="ce5"/>
          <table:table-cell office:value-type="string" calcext:value-type="string">
            <text:p>We need motors + escs to start developing the driving interface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Voltage regulators</text:p>
          </table:table-cell>
          <table:table-cell table:style-name="Default" table:number-columns-repeated="2"/>
          <table:table-cell office:value-type="string" calcext:value-type="string">
            <text:p>Might need</text:p>
          </table:table-cell>
          <table:table-cell table:style-name="ce6"/>
          <table:table-cell table:style-name="Default" table:number-columns-repeated="5"/>
        </table:table-row>
        <table:table-row table:style-name="ro2">
          <table:table-cell/>
          <table:table-cell office:value-type="string" calcext:value-type="string">
            <text:p>Power Distribution Board or custom wiring solution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3D printing cost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IR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Hall Effect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Ultrasonic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Lidar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Temperature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IMU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kr</number:text>
      <number:number number:decimal-places="0" number:min-decimal-places="0" number:min-integer-digits="1" number:grouping="true"/>
      <number:text> _)</number:text>
    </number:number-style>
    <number:number-style style:name="N115"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kr</number:text>
      <number:number number:decimal-places="0" number:min-decimal-places="0" number:min-integer-digits="1" number:grouping="true"/>
      <number:text> _)</number:text>
    </number:number-style>
    <number:number-style style:name="N116">
      <style:text-properties fo:color="#ff0000"/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kr</number:text>
      <number:number number:decimal-places="2" number:min-decimal-places="2" number:min-integer-digits="1" number:grouping="true"/>
      <number:text> _)</number:text>
    </number:number-style>
    <number:number-style style:name="N118"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</number:text>
      <number:number number:decimal-places="2" number:min-decimal-places="2" number:min-integer-digits="1" number:grouping="true"/>
      <number:text> _)</number:text>
    </number:number-style>
    <number:number-style style:name="N119">
      <style:text-properties fo:color="#ff0000"/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kr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40P1" style:volatile="true">
      <number:text loext:blank-width-char="("> kr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kr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kr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48P1" style:volatile="true">
      <number:text loext:blank-width-char="("> kr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kr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00-00-00</text:date>, <text:time style:data-style-name="N2" text:time-value="15:10:24.737279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9:56:36.240579078</meta:creation-date>
    <dc:date>2024-09-25T15:11:58.790991520</dc:date>
    <meta:editing-duration>PT2H10M55S</meta:editing-duration>
    <meta:editing-cycles>43</meta:editing-cycles>
    <meta:generator>LibreOffice/24.8.1.2$Linux_X86_64 LibreOffice_project/480$Build-2</meta:generator>
    <meta:document-statistic meta:table-count="1" meta:cell-count="269" meta:object-count="0"/>
  </office:meta>
</office:document-meta>
</file>